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ad0" officeooo:paragraph-rsid="001b3ad0"/>
    </style:style>
    <style:style style:name="P2" style:family="paragraph" style:parent-style-name="Standard">
      <style:text-properties fo:color="#000000" officeooo:rsid="001b3ad0" officeooo:paragraph-rsid="001b3ad0"/>
    </style:style>
    <style:style style:name="P3" style:family="paragraph" style:parent-style-name="Standard">
      <style:text-properties officeooo:rsid="001bc743" officeooo:paragraph-rsid="001bc743"/>
    </style:style>
    <style:style style:name="P4" style:family="paragraph" style:parent-style-name="Standard">
      <style:text-properties officeooo:rsid="001d20a5" officeooo:paragraph-rsid="001d20a5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style:font-name="lucidatypewrit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1.)</text:span></text:p>
      <text:p text:style-name="Standard"><text:span text:style-name="T1"/></text:p>
      <text:p text:style-name="Standard"><text:span text:style-name="T1">% Your code goes below...</text:span></text:p>
      <text:p text:style-name="Standard"><text:span text:style-name="T2">R_ned2b = eulerToRotationMatrix(phi,theta,psi);</text:span></text:p>
      <text:p text:style-name="Standard"><text:span text:style-name="T2"><text:s/></text:span></text:p>
      <text:p text:style-name="Standard"><text:span text:style-name="T1">% compute wind vector in body frame (wind_ned is an input)</text:span></text:p>
      <text:p text:style-name="Standard"><text:span text:style-name="T2">wind_b = R_ned2b*wind_ned;</text:span></text:p>
      <text:p text:style-name="Standard"><text:span text:style-name="T2"><text:s/></text:span></text:p>
      <text:p text:style-name="Standard"><text:span text:style-name="T1">% compute airspeed Va, angle-of-attack alpha, side-slip beta</text:span></text:p>
      <text:p text:style-name="Standard"><text:span text:style-name="T2">[Va, alpha, beta] = makeVaAlphaBeta(vg_b - wind_b);</text:span></text:p>
      <text:p text:style-name="Standard"><text:span text:style-name="T2"><text:s/></text:span></text:p>
      <text:p text:style-name="Standard"><text:span text:style-name="T1">% Longitudinal Aero Coefficients</text:span></text:p>
      <text:p text:style-name="Standard"><text:span text:style-name="T2">C_L = P.C_L_0 + (P.C_L_alpha * alpha) + (P.C_L_q*P.c/2/Va*q) + (P.C_L_delta_e*delta_e);</text:span></text:p>
      <text:p text:style-name="Standard"><text:span text:style-name="T2">C_D = P.C_D_0 + abs(P.C_D_alpha*alpha) + abs(P.C_D_q*P.c/2/Va*q) + abs(P.C_D_delta_e*delta_e);</text:span></text:p>
      <text:p text:style-name="Standard"><text:span text:style-name="T2">C_m = P.C_m_0 + (P.C_m_alpha*alpha) + (P.C_m_q*P.c/2/Va*q) + (P.C_m_delta_e*delta_e);</text:span></text:p>
      <text:p text:style-name="Standard"><text:span text:style-name="T2"><text:s/></text:span></text:p>
      <text:p text:style-name="Standard"><text:span text:style-name="T1">% Lateral Aero Coefficients</text:span></text:p>
      <text:p text:style-name="Standard"><text:span text:style-name="T2">C_Y = P.C_Y_0 + (P.C_Y_beta*beta)+(P.C_Y_p*P.b/2/Va*p) + (P.C_Y_r*P.b/2/Va*r) + (P.C_Y_delta_a*delta_a) + (P.C_Y_delta_r*delta_r);</text:span></text:p>
      <text:p text:style-name="Standard"><text:span text:style-name="T2">C_ell = P.C_ell_0 + (P.C_ell_beta*beta) + (P.C_ell_p*P.b/2/Va*p) + (P.C_ell_r*P.b/2/Va*r) + (P.C_ell_delta_a*delta_a) + (P.C_ell_delta_r*delta_r);</text:span></text:p>
      <text:p text:style-name="Standard"><text:span text:style-name="T2">C_n <text:s text:c="2"/>= P.C_n_0 + (P.C_n_beta*beta) + (P.C_n_p*P.b/2/Va*p) + (P.C_n_r*P.b/2/Va*r) + (P.C_n_delta_a*delta_a) + (P.C_n_delta_r*delta_r);</text:span></text:p>
      <text:p text:style-name="Standard"><text:span text:style-name="T2"><text:s/></text:span></text:p>
      <text:p text:style-name="Standard"><text:span text:style-name="T1">% Create and combine Forces</text:span></text:p>
      <text:p text:style-name="Standard"><text:span text:style-name="T2">f_grav_ned = P.mass * [0; 0; P.gravity]; </text:span><text:span text:style-name="T1">% Newtons</text:span></text:p>
      <text:p text:style-name="Standard"><text:span text:style-name="T1"><text:s/></text:span></text:p>
      <text:p text:style-name="Standard"><text:span text:style-name="T2">f_grav_b = R_ned2b*f_grav_ned;</text:span></text:p>
      <text:p text:style-name="Standard"><text:span text:style-name="T2">f_aero_b = 0.5*P.rho*Va*Va*P.S_wing*[-C_D*cos(alpha) + C_L*sin(alpha);C_Y;-C_D*sin(alpha)-C_L*cos(alpha)];</text:span></text:p>
      <text:p text:style-name="Standard"><text:span text:style-name="T2">f_prop_b = [P.rho * P.C_prop * P.S_prop * (Va+delta_t*(P.k_motor - Va)) * (delta_t*(P.k_motor - Va));0;0];</text:span></text:p>
      <text:p text:style-name="Standard"><text:span text:style-name="T2">f_b = f_grav_b + f_aero_b + f_prop_b;</text:span></text:p>
      <text:p text:style-name="Standard"><text:span text:style-name="T2"><text:s/></text:span></text:p>
      <text:p text:style-name="Standard"><text:span text:style-name="T1">% Create and combine Moments</text:span></text:p>
      <text:p text:style-name="Standard"><text:span text:style-name="T2">m_aero_b = 0.5 * P.rho * Va * Va * P.S_wing * [P.b*C_ell;P.c*C_m; P.b*C_n];</text:span></text:p>
      <text:p text:style-name="Standard"><text:span text:style-name="T2">m_prop_b = [-P.k_Tp*((P.k_omega*delta_t)^2);0;0];</text:span></text:p>
      <text:p text:style-name="Standard"><text:span text:style-name="T2">m_b = m_aero_b + m_prop_b;</text:span></text:p>
      <text:p text:style-name="Standard"><text:span text:style-name="T2"/></text:p>
      <text:p text:style-name="P1"><text:span text:style-name="T2">2.)</text:span></text:p>
      <text:p text:style-name="P1"><text:span text:style-name="T2">(a)</text:span></text:p>
      <text:p text:style-name="P1"><text:span text:style-name="T2"/></text:p>
      <text:p text:style-name="P1"><text:span text:style-name="T2">******************************************************************</text:span></text:p>
      <text:p text:style-name="P1"><text:span text:style-name="T2"><text:s text:c="2"/>Trim condition found, Jcost = 2.591968e-25</text:span></text:p>
      <text:p text:style-name="P1"><text:span text:style-name="T2"><text:s text:c="2"/>Longitudinal trim: alpha=4.8229 deg, de=-3.6654 deg, dt=0.3138</text:span></text:p>
      <text:p text:style-name="P1"><text:span text:style-name="T2">******************************************************************</text:span></text:p>
      <text:p text:style-name="P1"/>
      <text:p text:style-name="P1">(b) Vehicle is trimmed. See attached plots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)</text:p>
      <text:p text:style-name="P4">min air speed 6.8 m/s</text:p>
      <text:p text:style-name="P4">******************************************************************</text:p>
      <text:p text:style-name="P4"><text:s text:c="2"/>Trim condition found, Jcost = 5.904148e-25</text:p>
      <text:p text:style-name="P4"><text:s text:c="2"/>Longitudinal trim: alpha=29.8534 deg, de=-22.6886 deg, dt=0.2351</text:p>
      <text:p text:style-name="P4">******************************************************************</text:p>
      <text:p text:style-name="P4">max air speed 17.9 m/s</text:p>
      <text:p text:style-name="P4">******************************************************************</text:p>
      <text:p text:style-name="P4"><text:s text:c="2"/>Trim condition found, Jcost = 5.786942e-25</text:p>
      <text:p text:style-name="P4"><text:s text:c="2"/>Longitudinal trim: alpha=0.1936 deg, de=-0.1471 deg, dt=0.9691</text:p>
      <text:p text:style-name="P4">******************************************************************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6:24:43.862992971</meta:creation-date>
    <dc:date>2016-10-09T17:03:19.712766365</dc:date>
    <meta:editing-duration>PT8M1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50" meta:word-count="248" meta:character-count="2362" meta:non-whitespace-character-count="2136"/>
  </office:meta>
</office:document-meta>
</file>